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fo:letter-spacing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fo:letter-spacing="normal"/>
    </style:style>
    <style:style style:name="T1" style:family="text">
      <style:text-properties style:text-position="sub 58%"/>
    </style:style>
    <style:style style:name="T2" style:family="text">
      <style:text-properties style:text-position="0% 100%" style:font-name="Times New Roman" fo:font-size="12pt" fo:font-style="normal" fo:font-weight="normal" style:font-size-asian="10.5pt" style:font-weight-asian="normal" style:font-size-complex="12pt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guages and Machines</text:p>
      <text:p text:style-name="P3">Chap 2 (pp58-60): 1,5,6,10,12,13,14,23 </text:p>
      <text:p text:style-name="P3"/>
      <text:p text:style-name="P4">1.</text:p>
      <text:p text:style-name="P5"><text:span text:style-name="T2">l(empty) = 0</text:span></text:p>
      <text:p text:style-name="P5"><text:span text:style-name="T2">l(wa) = 1 + l(w)</text:span></text:p>
      <text:p text:style-name="P6"/>
      <text:p text:style-name="P7">5.</text:p>
      <text:p text:style-name="P6">(a)</text:p>
      <text:p text:style-name="P6">L<text:span text:style-name="T1">0</text:span> = {b}</text:p>
      <text:p text:style-name="P6">L<text:span text:style-name="T1">1</text:span> = L<text:span text:style-name="T1">0</text:span> U {bb, bab, bba}</text:p>
      <text:p text:style-name="P6">L<text:span text:style-name="T1">2</text:span> = L<text:span text:style-name="T1">0</text:span> U L<text:span text:style-name="T1">1</text:span> U {bbb, babab, bbaba, bbbaa}</text:p>
      <text:p text:style-name="P6">(b)</text:p>
      <text:p text:style-name="P6">No – you can never have the same number of a's as b's</text:p>
      <text:p text:style-name="P6">(c)</text:p>
      <text:p text:style-name="P6">No – for the same reason above</text:p>
      <text:p text:style-name="P6"/>
      <text:p text:style-name="P7">6.</text:p>
      <text:p text:style-name="P6">Basis </text:p>
      <text:p text:style-name="P6">b is an element of L</text:p>
      <text:p text:style-name="P6">Rec.</text:p>
      <text:p text:style-name="P6">if u is an element of L</text:p>
      <text:p text:style-name="P6">then aau, ua, ub are elements of L</text:p>
      <text:p text:style-name="P6"/>
      <text:p text:style-name="P7">10.</text:p>
      <text:p text:style-name="P6">Basis</text:p>
      <text:p text:style-name="P6">0 &gt;= 0</text:p>
      <text:p text:style-name="P6">Inductive Hypothesis</text:p>
      <text:p text:style-name="P6">na(u) &gt;= nb(u)</text:p>
      <text:p text:style-name="P6">Induction</text:p>
      <text:p text:style-name="P6">case 1: uab</text:p>
      <text:p text:style-name="P6">In this case, we have added one a and one b. thus:</text:p>
      <text:p text:style-name="P6">na(u) + 1 &gt;= nb(u) + 1</text:p>
      <text:p text:style-name="P6">case 2: ua</text:p>
      <text:p text:style-name="P6">In this case, wehave added one a and zero b's. Thus:</text:p>
      <text:p text:style-name="P6">na(u) + 1 &gt;= nb(u)</text:p>
      <text:p text:style-name="P6">In both cases, the equality holds.</text:p>
      <text:p text:style-name="P6"/>
      <text:p text:style-name="P7">12.</text:p>
      <text:p text:style-name="P7"><text:span text:style-name="T4">All elements from the set defined by the first definition are elements in the set defined by the second definition, and vice versa.</text:span></text:p>
      <text:p text:style-name="P7"><text:span text:style-name="T4">First proof: all elements of first def are elements of second def</text:span></text:p>
      <text:p text:style-name="P7"><text:span text:style-name="T4">Basis:</text:span></text:p>
      <text:p text:style-name="P7"><text:span text:style-name="T4">lambda = lambda</text:span><text:span text:style-name="T3">R</text:span><text:span text:style-name="T4"> and a=a</text:span><text:span text:style-name="T3">R</text:span><text:span text:style-name="T4"> by the def. of reversal.</text:span></text:p>
      <text:p text:style-name="P7"><text:span text:style-name="T4">IH:</text:span></text:p>
      <text:p text:style-name="P7"><text:soft-page-break/><text:span text:style-name="T4">w = w</text:span><text:span text:style-name="T3">R</text:span></text:p>
      <text:p text:style-name="P7"><text:span text:style-name="T4">Induction:</text:span></text:p>
      <text:p text:style-name="P7"><text:span text:style-name="T4">(awa)</text:span><text:span text:style-name="T3">R</text:span><text:span text:style-name="T4"> = </text:span></text:p>
      <text:p text:style-name="P7"><text:span text:style-name="T4">(a(wa))</text:span><text:span text:style-name="T3">R</text:span><text:span text:style-name="T4"> = <text:tab/>[associativity]</text:span></text:p>
      <text:p text:style-name="P7"><text:span text:style-name="T4">((wa)</text:span><text:span text:style-name="T3">R</text:span><text:span text:style-name="T4">a</text:span><text:span text:style-name="T3">R</text:span><text:span text:style-name="T4">) = </text:span></text:p>
      <text:p text:style-name="P7"><text:span text:style-name="T4">a</text:span><text:span text:style-name="T3">R</text:span><text:span text:style-name="T4">w</text:span><text:span text:style-name="T3">R</text:span><text:span text:style-name="T4">a</text:span><text:span text:style-name="T3">R</text:span><text:span text:style-name="T4"> =</text:span></text:p>
      <text:p text:style-name="P7"><text:span text:style-name="T4">aw</text:span><text:span text:style-name="T3">R</text:span><text:span text:style-name="T4">a = <text:tab/>[theorem 2.1.6]</text:span></text:p>
      <text:p text:style-name="P7"><text:span text:style-name="T4">awa<text:tab/><text:tab/>[Inductive hypthesis]</text:span></text:p>
      <text:p text:style-name="P7"><text:span text:style-name="T4"/></text:p>
      <text:p text:style-name="P7"><text:span text:style-name="T4">Second proof: all elements of second def are elements of first def</text:span></text:p>
      <text:p text:style-name="P7"><text:span text:style-name="T4">Basis</text:span></text:p>
      <text:p text:style-name="P7"><text:span text:style-name="T4">lambda =lambda</text:span><text:span text:style-name="T3">R</text:span><text:span text:style-name="T4"> is the first element of the second definition</text:span></text:p>
      <text:p text:style-name="P7"><text:span text:style-name="T4">lambda is also in the base case of the first definition</text:span></text:p>
      <text:p text:style-name="P7"><text:span text:style-name="T4">IH</text:span></text:p>
      <text:p text:style-name="P7"><text:span text:style-name="T4">w = w</text:span><text:span text:style-name="T3">R</text:span><text:span text:style-name="T4"> = aua <text:tab/><text:tab/>where length(w) = n</text:span></text:p>
      <text:p text:style-name="P7"><text:span text:style-name="T4">Induction</text:span></text:p>
      <text:p text:style-name="P7"><text:span text:style-name="T4">length(wa) = n+1</text:span></text:p>
      <text:p text:style-name="P7"><text:span text:style-name="T4">n = head(w)</text:span></text:p>
      <text:p text:style-name="P7"><text:span text:style-name="T4">(nwa)</text:span><text:span text:style-name="T3">R</text:span><text:span text:style-name="T4"> = nwa<text:tab/><text:tab/>[2</text:span><text:span text:style-name="T3">nd</text:span><text:span text:style-name="T4"> definition]</text:span></text:p>
      <text:p text:style-name="P7"><text:span text:style-name="T4">w = nun<text:tab/>[IH]</text:span></text:p>
      <text:p text:style-name="P7"><text:span text:style-name="T4">un = w'</text:span></text:p>
      <text:p text:style-name="P7"><text:span text:style-name="T4">(nw'a)</text:span><text:span text:style-name="T3">R </text:span><text:span text:style-name="T4">=</text:span></text:p>
      <text:p text:style-name="P7"><text:span text:style-name="T4">(n(wa))</text:span><text:span text:style-name="T3">R</text:span><text:span text:style-name="T4"> =</text:span></text:p>
      <text:p text:style-name="P7"><text:span text:style-name="T4">(wa)</text:span><text:span text:style-name="T3">R</text:span><text:span text:style-name="T4">n</text:span><text:span text:style-name="T3">R</text:span><text:span text:style-name="T4"> =</text:span></text:p>
      <text:p text:style-name="P7"><text:span text:style-name="T4">a</text:span><text:span text:style-name="T3">R</text:span><text:span text:style-name="T4">w</text:span><text:span text:style-name="T3">R</text:span><text:span text:style-name="T4">n</text:span><text:span text:style-name="T3">R</text:span><text:span text:style-name="T4"> =</text:span></text:p>
      <text:p text:style-name="P7"><text:span text:style-name="T4">awn</text:span></text:p>
      <text:p text:style-name="P7"><text:span text:style-name="T4">thus, nwa = awn</text:span></text:p>
      <text:p text:style-name="P7"><text:span text:style-name="T4">a = n</text:span></text:p>
      <text:p text:style-name="P7"/>
      <text:p text:style-name="P7">13.</text:p>
      <text:p text:style-name="P6">L<text:span text:style-name="T1">2</text:span>: Four characters, each either an a or b</text:p>
      <text:p text:style-name="P6">L<text:span text:style-name="T1">3</text:span>: multiples of four characters, with the characters any order</text:p>
      <text:p text:style-name="P6">L<text:span text:style-name="T1">1</text:span> U L<text:span text:style-name="T1">3</text:span>: any number of sequences of three a's interspersed with any number of sequences of length four with any pattern of characters </text:p>
      <text:p text:style-name="P7"/>
      <text:p text:style-name="P7">14.</text:p>
      <text:p text:style-name="P6">a*b*c*</text:p>
      <text:p text:style-name="P7"/>
      <text:p text:style-name="P7">23.</text:p>
      <text:p text:style-name="P6">abb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Week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date>2010-10-21T22:28:44</dc:date>
    <meta:editing-cycles>162</meta:editing-cycles>
    <meta:editing-duration>PT2H16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5" meta:word-count="331" meta:character-count="1621"/>
  </office:meta>
</office:document-meta>
</file>